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color="#3faf46"/>
    </style:style>
    <style:style style:name="P3" style:family="paragraph" style:parent-style-name="Text_20_body">
      <style:text-properties officeooo:paragraph-rsid="000cd87a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officeooo:rsid="0008cded"/>
    </style:style>
    <style:style style:name="T2" style:family="text">
      <style:text-properties fo:color="#3faf46"/>
    </style:style>
    <style:style style:name="T3" style:family="text">
      <style:text-properties fo:color="#800080"/>
    </style:style>
    <style:style style:name="T4" style:family="text">
      <style:text-properties fo:color="#800080" style:font-name="Liberation Sans" fo:font-size="18pt" style:font-size-asian="18pt" style:font-size-complex="18pt"/>
    </style:style>
    <style:style style:name="T5" style:family="text">
      <style:text-properties fo:color="#800080" style:font-name="Liberation Sans" fo:font-size="18pt" officeooo:rsid="000cd87a" style:font-size-asian="18pt" style:font-size-complex="18pt"/>
    </style:style>
    <style:style style:name="T6" style:family="text">
      <style:text-properties fo:color="#00a933" style:font-name="Liberation Sans" fo:font-size="18pt" style:font-size-asian="18pt" style:font-size-complex="18pt"/>
    </style:style>
    <style:style style:name="T7" style:family="text">
      <style:text-properties fo:color="#00a933" style:font-name="Liberation Sans" fo:font-size="18pt" officeooo:rsid="000cd87a" style:font-size-asian="18pt" style:font-size-complex="18pt"/>
    </style:style>
    <style:style style:name="T8" style:family="text">
      <style:text-properties style:font-name="Liberation Sans" fo:font-size="18pt" style:font-size-asian="18pt" style:font-size-complex="18pt"/>
    </style:style>
    <style:style style:name="T9" style:family="text">
      <style:text-properties fo:color="#ff0000" style:font-name="Liberation Sans" fo:font-size="18pt" officeooo:rsid="000cd87a" style:font-size-asian="18pt" style:font-size-complex="18pt"/>
    </style:style>
    <style:style style:name="T10" style:family="text">
      <style:text-properties officeooo:rsid="000f4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awozdanie <text:span text:style-name="T10">6</text:span></text:p>
      <text:p text:style-name="Text_20_body"/>
      <text:p text:style-name="Text_20_body"/>
      <text:p text:style-name="P4">1) Napisz program tworzący dwa procesy. Każdy ze stworzonych procesów powinien utworzyć</text:p>
      <text:p text:style-name="P4">proces – potomka. Należy wyświetlać identyfikatory procesów rodziców i potomków po każdym</text:p>
      <text:p text:style-name="P4">wywołaniu funkcji fork.</text:p>
      <text:p text:style-name="P4"/>
      <text:p text:style-name="P4"/>
      <text:p text:style-name="P4"/>
      <text:p text:style-name="P4"/>
      <text:p text:style-name="P4">2) Napisz program którego rezultatem będzie wydruk zawartości bieżącego katalogu poprzedzony</text:p>
      <text:p text:style-name="P4">napisem „Poczatek” a zakończony napisem „Koniec”</text:p>
      <text:p text:style-name="P4"/>
      <text:p text:style-name="P4"/>
      <text:p text:style-name="P4"/>
      <text:p text:style-name="P4"/>
      <text:p text:style-name="P4">3) Napisz program, którego wynikiem jest sformatowana lista procesów:</text:p>
      <text:p text:style-name="P4">--------poczatek listy-------------</text:p>
      <text:p text:style-name="P4">proces 1</text:p>
      <text:p text:style-name="P4">proces2</text:p>
      <text:p text:style-name="P4">.....</text:p>
      <text:p text:style-name="P4">--------koniec listy---------------</text:p>
      <text:p text:style-name="P4"/>
      <text:p text:style-name="P4"/>
      <text:p text:style-name="P4"/>
      <text:p text:style-name="P4">4) Napisz program tworzący równocześnie trzy procesy zombi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6T12:02:35.341850475</dc:date>
    <meta:editing-duration>PT1H7M4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72" meta:character-count="571" meta:non-whitespace-character-count="513"/>
  </office:meta>
</office:document-meta>
</file>